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437cm" svg:y="1.084cm">
            <draw:object draw:notify-on-update-of-ranges="Sheet1.C2:Sheet1.C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m+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formula="of:=[.$A7] + [.$B7]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table:formula="of:=[.$A8] + [.$B8]" office:value-type="float" office:value="377" calcext:value-type="float">
            <text:p>37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table:formula="of:=[.$A9] + [.$B9]" office:value-type="float" office:value="987" calcext:value-type="float">
            <text:p>9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  <table:table-cell table:formula="of:=[.$A10] + [.$B10]" office:value-type="float" office:value="4181" calcext:value-type="float">
            <text:p>4181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6765" calcext:value-type="float">
            <text:p>6765</text:p>
          </table:table-cell>
          <table:table-cell table:formula="of:=[.$A11] + [.$B11]" office:value-type="float" office:value="10946" calcext:value-type="float">
            <text:p>10946</text:p>
          </table:table-cell>
          <table:table-cell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1:23:45.033408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34:03.641076431</meta:creation-date>
    <dc:date>2022-03-14T11:22:08.963441161</dc:date>
    <meta:editing-duration>PT7M34S</meta:editing-duration>
    <meta:editing-cycles>2</meta:editing-cycles>
    <meta:generator>LibreOffice/6.4.7.2$Linux_X86_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C2:Sheet1.D11 Sheet1.D1:Sheet1.D1" chart:data-source-has-labels="row" svg:x="0.32cm" svg:y="0.18cm" svg:width="12.799cm" svg:height="8.64cm">
          <chartooo:coordinate-region svg:x="1.127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1" chart:label-cell-address="Sheet1.D1:Sheet1.D1" chart:class="chart:scatter">
            <chart:domain table:cell-range-address="Sheet1.C2:Sheet1.C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cou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1</svg:desc>
                </draw:g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">
                <text:p>1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">
                <text:p>3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7">
                <text:p>9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1">
                <text:p>4181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46">
                <text:p>10946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